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2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2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6548" calcext:value-type="float">
            <text:p>12.76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682" calcext:value-type="float">
            <text:p>12.65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586" calcext:value-type="float">
            <text:p>12.59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3668" calcext:value-type="float">
            <text:p>12.58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9388" calcext:value-type="float">
            <text:p>12.62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214" calcext:value-type="float">
            <text:p>13.31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2036" calcext:value-type="float">
            <text:p>13.24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5188" calcext:value-type="float">
            <text:p>13.31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1932" calcext:value-type="float">
            <text:p>13.17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6" meta:object-count="0"/>
    <meta:user-defined meta:name="AppVersion">3.0</meta:user-defined>
  </office:meta>
</office:document-meta>
</file>